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/>
    <style:font-face style:name="Monospace" svg:font-family="Monospace" style:font-pitch="fixed"/>
    <style:font-face style:name="Courier New1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3" style:family="table">
      <style:table-properties style:width="15.501cm" table:align="margins" style:writing-mode="lr-tb"/>
    </style:style>
    <style:style style:name="Таблица3.A" style:family="table-column">
      <style:table-column-properties style:column-width="6.064cm" style:rel-column-width="25638*"/>
    </style:style>
    <style:style style:name="Таблица3.B" style:family="table-column">
      <style:table-column-properties style:column-width="9.437cm" style:rel-column-width="39897*"/>
    </style:style>
    <style:style style:name="Таблица3.A1" style:family="table-cell">
      <style:table-cell-properties fo:padding="0.097cm" fo:border="none"/>
    </style:style>
    <style:style style:name="Таблица3.4" style:family="table-row">
      <style:table-row-properties fo:keep-together="always"/>
    </style:style>
    <style:style style:name="Таблица4" style:family="table">
      <style:table-properties style:width="15.501cm" table:align="margins" style:writing-mode="lr-tb"/>
    </style:style>
    <style:style style:name="Таблица4.A" style:family="table-column">
      <style:table-column-properties style:column-width="6.1cm" style:rel-column-width="25785*"/>
    </style:style>
    <style:style style:name="Таблица4.B" style:family="table-column">
      <style:table-column-properties style:column-width="9.402cm" style:rel-column-width="39750*"/>
    </style:style>
    <style:style style:name="Таблица4.A1" style:family="table-cell">
      <style:table-cell-properties fo:padding="0.097cm" fo:border="none"/>
    </style:style>
    <style:style style:name="P1" style:family="paragraph" style:parent-style-name="Header">
      <style:text-properties style:font-name="Courier New" fo:language="en" fo:country="US" fo:font-style="italic" fo:font-weight="bold" style:font-style-asian="italic" style:font-weight-asian="bold" style:font-name-complex="Courier New" style:font-style-complex="italic" style:font-weight-complex="bold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Текст_20_абазца">
      <style:text-properties fo:language="ru" fo:country="RU"/>
    </style:style>
    <style:style style:name="P5" style:family="paragraph" style:parent-style-name="Text_20_body">
      <style:paragraph-properties fo:text-align="start" style:justify-single-word="false" style:writing-mode="lr-tb"/>
      <style:text-properties style:font-name="Verdana" fo:font-size="48pt" fo:language="en" fo:country="US" fo:font-style="italic" fo:font-weight="bold" style:font-size-asian="48pt" style:font-style-asian="italic" style:font-weight-asian="bold" style:font-name-complex="Courier New" style:font-style-complex="italic" style:font-weight-complex="bold"/>
    </style:style>
    <style:style style:name="P6" style:family="paragraph" style:parent-style-name="Text_20_body">
      <style:paragraph-properties fo:text-align="start" style:justify-single-word="false" style:writing-mode="lr-tb"/>
      <style:text-properties style:font-name="Verdana" fo:font-size="14pt" fo:language="en" fo:country="US" fo:font-style="italic" fo:font-weight="bold" style:font-size-asian="16.7999992370605pt" style:font-style-asian="italic" style:font-weight-asian="bold" style:font-name-complex="Courier New" style:font-size-complex="16.7999992370605pt" style:font-style-complex="italic" style:font-weight-complex="bold"/>
    </style:style>
    <style:style style:name="P7" style:family="paragraph" style:parent-style-name="Text_20_body">
      <style:paragraph-properties fo:text-align="center" style:justify-single-word="false" style:writing-mode="lr-tb"/>
      <style:text-properties style:font-name="Verdana" fo:font-size="54pt" fo:language="en" fo:country="US" fo:font-style="italic" fo:font-weight="bold" style:font-size-asian="54pt" style:font-style-asian="italic" style:font-weight-asian="bold" style:font-name-complex="Courier New" style:font-size-complex="54pt" style:font-style-complex="italic" style:font-weight-complex="bold"/>
    </style:style>
    <style:style style:name="P8" style:family="paragraph" style:parent-style-name="Text_20_body">
      <style:paragraph-properties fo:text-align="center" style:justify-single-word="false" style:writing-mode="lr-tb"/>
      <style:text-properties style:font-name="Georgia" fo:font-size="24pt" fo:font-weight="bold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 style:writing-mode="lr-tb"/>
    </style:style>
    <style:style style:name="P10" style:family="paragraph" style:parent-style-name="Standard">
      <style:paragraph-properties fo:text-align="center" style:justify-single-word="false" style:writing-mode="lr-tb"/>
      <style:text-properties style:font-name="Georgia" fo:font-size="18pt" style:text-underline-style="none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Georgia" fo:font-size="22pt" fo:font-style="italic" fo:font-weight="bold" style:font-size-asian="22pt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center" style:justify-single-word="false" style:writing-mode="lr-tb"/>
      <style:text-properties style:font-name="Georgia" fo:font-size="22pt" fo:font-style="italic" fo:font-weight="bold" style:font-size-asian="22pt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center" style:justify-single-word="false" style:writing-mode="lr-tb"/>
      <style:text-properties style:font-name="Georgia" fo:font-size="14pt" fo:font-style="italic" fo:font-weight="bold" style:font-size-asian="16.7999992370605pt" style:font-style-asian="italic" style:font-weight-asian="bold" style:font-size-complex="16.7999992370605pt" style:font-style-complex="italic" style:font-weight-complex="bold"/>
    </style:style>
    <style:style style:name="P14" style:family="paragraph" style:parent-style-name="Standard">
      <style:paragraph-properties fo:text-align="center" style:justify-single-word="false" style:writing-mode="lr-tb"/>
    </style:style>
    <style:style style:name="P15" style:family="paragraph" style:parent-style-name="Text_20_body">
      <style:paragraph-properties fo:margin-left="2.425cm" fo:margin-right="0cm" fo:text-align="start" style:justify-single-word="false" fo:text-indent="0cm" style:auto-text-indent="false" style:writing-mode="lr-tb"/>
      <style:text-properties style:font-name="Georgia"/>
    </style:style>
    <style:style style:name="P16" style:family="paragraph" style:parent-style-name="Text_20_body">
      <style:paragraph-properties fo:margin-left="0.034cm" fo:margin-right="0cm" fo:text-align="center" style:justify-single-word="false" fo:text-indent="0cm" style:auto-text-indent="false" style:writing-mode="lr-tb"/>
      <style:text-properties style:font-name="Georgia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7" style:family="paragraph" style:parent-style-name="Standard">
      <style:paragraph-properties fo:text-align="center" style:justify-single-word="false" fo:break-before="page" style:writing-mode="lr-tb"/>
    </style:style>
    <style:style style:name="P18" style:family="paragraph" style:parent-style-name="Текст_20_абазца">
      <style:paragraph-properties fo:margin-left="0.88cm" fo:margin-right="0.025cm" fo:text-indent="0.021cm" style:auto-text-indent="false"/>
    </style:style>
    <style:style style:name="P19" style:family="paragraph" style:parent-style-name="Текст_20_абазца">
      <style:paragraph-properties fo:margin-left="0.88cm" fo:margin-right="0.025cm" fo:text-align="start" style:justify-single-word="false" fo:text-indent="0.021cm" style:auto-text-indent="false"/>
    </style:style>
    <style:style style:name="P20" style:family="paragraph" style:parent-style-name="Текст_20_абазца">
      <style:paragraph-properties fo:margin-left="0.88cm" fo:margin-right="0.025cm" fo:orphans="2" fo:widows="2" fo:hyphenation-ladder-count="no-limit" fo:text-indent="0.021cm" style:auto-text-indent="false" style:writing-mode="lr-tb"/>
      <style:text-properties fo:hyphenate="true" fo:hyphenation-remain-char-count="2" fo:hyphenation-push-char-count="2"/>
    </style:style>
    <style:style style:name="P21" style:family="paragraph" style:parent-style-name="Название_20_объекта">
      <style:paragraph-properties fo:margin-left="0.88cm" fo:margin-right="0.025cm" fo:orphans="2" fo:widows="2" fo:hyphenation-ladder-count="no-limit" fo:text-indent="0.021cm" style:auto-text-indent="false" style:writing-mode="lr-tb"/>
      <style:text-properties fo:language="ru" fo:country="RU" fo:hyphenate="true" fo:hyphenation-remain-char-count="2" fo:hyphenation-push-char-count="2"/>
    </style:style>
    <style:style style:name="P22" style:family="paragraph" style:parent-style-name="Текст_20_абазца">
      <style:paragraph-properties fo:margin-left="0.351cm" fo:margin-right="0.189cm" fo:text-indent="0cm" style:auto-text-indent="false"/>
    </style:style>
    <style:style style:name="P23" style:family="paragraph" style:parent-style-name="Текст_20_абазца">
      <style:paragraph-properties fo:margin-left="0.351cm" fo:margin-right="0.189cm" fo:text-align="start" style:justify-single-word="false" fo:text-indent="0cm" style:auto-text-indent="false"/>
    </style:style>
    <style:style style:name="P24" style:family="paragraph" style:parent-style-name="Текст_20_абазца" style:master-page-name="">
      <style:paragraph-properties fo:orphans="2" style:page-number="auto"/>
    </style:style>
    <style:style style:name="P25" style:family="paragraph" style:parent-style-name="Текст_20_абазца">
      <style:paragraph-properties fo:margin-left="0.379cm" fo:margin-right="0.03cm" fo:text-indent="0.019cm" style:auto-text-indent="false"/>
    </style:style>
    <style:style style:name="P26" style:family="paragraph" style:parent-style-name="Текст_20_абазца">
      <style:paragraph-properties fo:margin-left="0.379cm" fo:margin-right="0.03cm" fo:text-align="start" style:justify-single-word="false" fo:text-indent="0.019cm" style:auto-text-indent="false"/>
    </style:style>
    <style:style style:name="P27" style:family="paragraph" style:parent-style-name="Text_20_body">
      <style:paragraph-properties fo:margin-left="4.955cm" fo:margin-right="0cm" fo:text-align="start" style:justify-single-word="false" fo:text-indent="0cm" style:auto-text-indent="false" style:writing-mode="lr-tb"/>
      <style:text-properties style:font-name="Verdana" fo:font-size="40pt" fo:language="en" fo:country="US" fo:font-style="italic" fo:font-weight="bold" style:font-size-asian="42pt" style:font-style-asian="italic" style:font-weight-asian="bold" style:font-name-complex="Courier New" style:font-size-complex="48pt" style:font-style-complex="italic" style:font-weight-complex="bold"/>
    </style:style>
    <style:style style:name="P28" style:family="paragraph" style:parent-style-name="Текст_20_абазца">
      <style:paragraph-properties fo:margin-top="0.711cm" fo:margin-bottom="0.21cm" loext:contextual-spacing="false" style:writing-mode="lr-tb"/>
    </style:style>
    <style:style style:name="P29" style:family="paragraph" style:parent-style-name="Heading_20_3">
      <style:text-properties fo:language="ru" fo:country="RU"/>
    </style:style>
    <style:style style:name="P30" style:family="paragraph" style:parent-style-name="Текст_20_абазца">
      <style:paragraph-properties fo:margin-left="1.205cm" fo:margin-right="0.189cm" fo:text-indent="0cm" style:auto-text-indent="false" style:snap-to-layout-grid="false"/>
    </style:style>
    <style:style style:name="P31" style:family="paragraph" style:parent-style-name="Текст_20_абазца">
      <style:text-properties fo:language="ru" fo:country="RU"/>
    </style:style>
    <style:style style:name="P32" style:family="paragraph" style:parent-style-name="Heading_20_2" style:master-page-name="Right_20_Page">
      <style:paragraph-properties style:page-number="auto"/>
    </style:style>
    <style:style style:name="P33" style:family="paragraph" style:parent-style-name="Исходный_20_код">
      <style:paragraph-properties>
        <style:tab-stops>
          <style:tab-stop style:position="0.265cm"/>
        </style:tab-stops>
      </style:paragraph-properties>
    </style:style>
    <style:style style:name="P34" style:family="paragraph" style:parent-style-name="Исходный_20_код">
      <style:text-properties fo:language="en" fo:country="US"/>
    </style:style>
    <style:style style:name="P35" style:family="paragraph" style:parent-style-name="Исходный_20_код">
      <style:paragraph-properties fo:margin-left="-0.979cm" fo:margin-right="-0.425cm" fo:text-indent="0cm" style:auto-text-indent="false">
        <style:tab-stops>
          <style:tab-stop style:position="0.529cm"/>
          <style:tab-stop style:position="0.914cm"/>
          <style:tab-stop style:position="1.226cm"/>
        </style:tab-stops>
      </style:paragraph-properties>
    </style:style>
    <style:style style:name="P36" style:family="paragraph" style:parent-style-name="Numbering_20_1" style:list-style-name="L1"/>
    <style:style style:name="P37" style:family="paragraph" style:parent-style-name="Text_20_body" style:master-page-name="First_20_Page">
      <style:paragraph-properties fo:text-align="center" style:justify-single-word="false" style:page-number="auto" style:writing-mode="lr-tb"/>
      <style:text-properties style:font-name="Verdana" fo:font-size="60pt" fo:language="en" fo:country="US" fo:font-style="italic" fo:font-weight="bold" style:font-size-asian="60pt" style:font-style-asian="italic" style:font-weight-asian="bold" style:font-name-complex="Courier New" style:font-size-complex="60pt" style:font-style-complex="italic" style:font-weight-complex="bold"/>
    </style:style>
    <style:style style:name="T1" style:family="text">
      <style:text-properties style:font-name="Courier New" fo:font-style="italic" fo:font-weight="bold" style:font-style-asian="italic" style:font-weight-asian="bold" style:font-name-complex="Courier New" style:font-style-complex="italic" style:font-weight-complex="bold"/>
    </style:style>
    <style:style style:name="T2" style:family="text">
      <style:text-properties style:font-name="Courier New" fo:language="ru" fo:country="RU" fo:font-style="italic" fo:font-weight="bold" style:font-style-asian="italic" style:font-weight-asian="bold" style:font-name-complex="Courier New" style:font-style-complex="italic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d9929"/>
    </style:style>
    <style:style style:name="T5" style:family="text">
      <style:text-properties style:font-name="Arial Black" fo:font-size="22pt" style:font-size-asian="22pt"/>
    </style:style>
    <style:style style:name="T6" style:family="text">
      <style:text-properties style:font-name="Arial Black" fo:font-size="22pt" fo:language="en" fo:country="US" style:font-size-asian="22pt"/>
    </style:style>
    <style:style style:name="T7" style:family="text">
      <style:text-properties style:font-name="Arial Black" fo:font-size="22pt" fo:language="en" fo:country="US" officeooo:rsid="001d9929" style:font-size-asian="22pt"/>
    </style:style>
    <style:style style:name="T8" style:family="text">
      <style:text-properties fo:language="ru" fo:country="RU"/>
    </style:style>
    <style:style style:name="T9" style:family="text">
      <style:text-properties style:font-name="Arial1" fo:language="ru" fo:country="RU"/>
    </style:style>
    <style:style style:name="T10" style:family="text">
      <style:text-properties style:use-window-font-color="true" style:font-name-asian="Times New Roman" style:language-complex="ar" style:country-complex="SA"/>
    </style:style>
    <style:style style:name="T11" style:family="text">
      <style:text-properties style:use-window-font-color="true" fo:language="en" fo:country="US" style:font-name-asian="Times New Roman" style:language-complex="ar" style:country-complex="SA"/>
    </style:style>
    <style:style style:name="T12" style:family="text">
      <style:text-properties style:use-window-font-color="true" fo:language="ru" fo:country="RU" style:font-name-asian="Times New Roman" style:language-complex="ar" style:country-complex="SA"/>
    </style:style>
    <style:style style:name="T13" style:family="text">
      <style:text-properties style:use-window-font-color="true" style:font-name="Courier New1" fo:language="en" fo:country="US" style:font-name-asian="Times New Roman" style:language-complex="ar" style:country-complex="SA"/>
    </style:style>
    <style:style style:name="T14" style:family="text">
      <style:text-properties style:use-window-font-color="true" style:font-name="Courier New1" fo:language="ru" fo:country="RU" style:font-name-asian="Times New Roman" style:language-complex="ar" style:country-complex="SA"/>
    </style:style>
    <style:style style:name="T15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6" style:family="text">
      <style:text-properties fo:color="#000000" style:font-name-asian="Monospace"/>
    </style:style>
    <style:style style:name="T17" style:family="text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p text:style-name="P37"/>
      <text:p text:style-name="P7">Cortex-M3/IAR</text:p>
      <text:p text:style-name="P6"/>
      <text:p text:style-name="P5"/>
      <text:p text:style-name="P27">scmRTOS</text:p>
      <text:p text:style-name="P15"/>
      <text:p text:style-name="P8">ОПЕРАЦИОННАЯ СИСТЕМА</text:p>
      <text:p text:style-name="P8">РЕАЛЬНОГО ВРЕМЕНИ</text:p>
      <text:p text:style-name="P9"/>
      <text:p text:style-name="P9"/>
      <text:p text:style-name="P10">для однокристальных</text:p>
      <text:p text:style-name="P10">микроконтроллеров</text:p>
      <text:p text:style-name="P11"/>
      <text:p text:style-name="P16"><text:span text:style-name="T3">Version</text:span> <text:span text:style-name="T4">5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4"><text:span text:style-name="T5">2003-20</text:span><text:span text:style-name="T6">1</text:span><text:span text:style-name="T7">5</text:span></text:p>
      <text:p text:style-name="P17"/>
      <text:h text:style-name="P32" text:outline-level="2">Общие сведения</text:h>
      <text:p text:style-name="Текст_20_абазца"><text:span text:style-name="Имя_20_собственное">Cortex-M3</text:span><text:span text:style-name="T8"> — это новое 32-разрядное ARM RISC ядро с гарвардской архитектурой. Микроконтроллеры на основе этого ядра выпускается многими фирмами (ST Microelectronics, NXP, TI и др.), что позволяет разработчику выбрать наиболее подходящий микроконтроллер. В отличие от прежних ядер ARM, в ядре </text:span><text:span text:style-name="Имя_20_собственное">Cortex-M3</text:span><text:span text:style-name="T8"> стандартизовано не только ЦПУ, но и контроллер прерываний, системный таймер и карта памяти. Это позволяет использовать данный порт на контроллере любого производителя практически без изменений. Ядро разработано с учётом возможного применения операционных систем, и потому идеально подходит для </text:span><text:span text:style-name="T2">scmRTOS</text:span><text:span text:style-name="T8">.</text:span></text:p>
      <text:p text:style-name="Текст_20_абазца">Данный порт предназначен для использования совместно с программным пакетом <text:span text:style-name="Имя_20_собственное">EWARM</text:span> фирмы <text:span text:style-name="Имя_20_собственное">IAR Systems</text:span>.</text:p>
      <text:p text:style-name="Текст_20_абазца">В конце настоящего документа будет приведён пример настройки приложения для использования его с портом.</text:p>
      <text:h text:style-name="Heading_20_2" text:outline-level="2">Объекты портирования</text:h>
      <text:p text:style-name="Текст_20_абазца">Ниже приведены значения (с краткими <text:span text:style-name="T8">пояснениями</text:span><text:span text:style-name="T3">)</text:span> макросов, типов и прочих объектов портирования. Более подробно <text:span text:style-name="T8">об объектах портирования</text:span> – см документацию на <text:span text:style-name="T1">scmRTOS</text:span>, глава «Порты».</text:p>
      <text:h text:style-name="Heading_20_3" text:outline-level="3">Макросы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6"><text:span text:style-name="Мнемоника"><text:span text:style-name="T9">Название</text:span></text:span></text:p>
          </table:table-cell>
          <table:table-cell table:style-name="Таблица3.A1" office:value-type="string">
            <text:p text:style-name="P30"><text:span text:style-name="Мнемоника"><text:span text:style-name="T9">Значение</text:span></text:span><text:span text:style-name="Мнемоника"><text:span text:style-name="T9"><text:note text:id="ftn1" text:note-class="footnote"><text:note-citation>1</text:note-citation><text:note-body><text:p text:style-name="Footnote"><text:s/>Если значение макроса пусто, то для обозначения этого используется тег <text:span text:style-name="T3">&lt;None&gt;.</text:span></text:p></text:note-body></text:note></text:span></text:span></text:p>
          </table:table-cell>
        </table:table-row>
        <table:table-row>
          <table:table-cell table:style-name="Таблица3.A1" office:value-type="string">
            <text:p text:style-name="P25"><text:span text:style-name="Мнемоника">INLINE</text:span></text:p>
          </table:table-cell>
          <table:table-cell table:style-name="Таблица3.A1" office:value-type="string">
            <text:p text:style-name="P30"><text:span text:style-name="Мнемоника">_Pragma("inline=forced") inline</text:span></text:p>
          </table:table-cell>
        </table:table-row>
        <text:soft-page-break/>
        <table:table-row>
          <table:table-cell table:style-name="Таблица3.A1" office:value-type="string">
            <text:p text:style-name="P25"><text:span text:style-name="Мнемоника">OS_PROCESS</text:span></text:p>
          </table:table-cell>
          <table:table-cell table:style-name="Таблица3.A1" office:value-type="string">
            <text:p text:style-name="P30"><text:span text:style-name="Мнемоника">&lt;None&gt;</text:span></text:p>
          </table:table-cell>
        </table:table-row>
        <table:table-row table:style-name="Таблица3.4">
          <table:table-cell table:style-name="Таблица3.A1" office:value-type="string">
            <text:p text:style-name="P25"><text:span text:style-name="Мнемоника">OS_INTERRUPT</text:span></text:p>
          </table:table-cell>
          <table:table-cell table:style-name="Таблица3.A1" office:value-type="string">
            <text:p text:style-name="P30"><text:span text:style-name="Мнемоника">&lt;None&gt;</text:span></text:p>
          </table:table-cell>
        </table:table-row>
        <table:table-row>
          <table:table-cell table:style-name="Таблица3.A1" office:value-type="string">
            <text:p text:style-name="P25"><text:span text:style-name="Мнемоника">DUMMY_INSTR()</text:span></text:p>
          </table:table-cell>
          <table:table-cell table:style-name="Таблица3.A1" office:value-type="string">
            <text:p text:style-name="P30"><text:span text:style-name="Мнемоника">__no_operation()</text:span></text:p>
          </table:table-cell>
        </table:table-row>
        <table:table-row>
          <table:table-cell table:style-name="Таблица3.A1" office:value-type="string">
            <text:p text:style-name="P25"><text:span text:style-name="Мнемоника">SYS_TIMER_CRIT_SECT()</text:span></text:p>
          </table:table-cell>
          <table:table-cell table:style-name="Таблица3.A1" office:value-type="string">
            <text:p text:style-name="P30"><text:span text:style-name="Мнемоника">TCritSect cs</text:span></text:p>
          </table:table-cell>
        </table:table-row>
        <table:table-row>
          <table:table-cell table:style-name="Таблица3.A1" office:value-type="string">
            <text:p text:style-name="P25"><text:span text:style-name="Мнемоника">SEPARATE_RETURN_STACK</text:span></text:p>
          </table:table-cell>
          <table:table-cell table:style-name="Таблица3.A1" office:value-type="string">
            <text:p text:style-name="P30"><text:span text:style-name="Мнемоника">0</text:span></text:p>
          </table:table-cell>
        </table:table-row>
        <table:table-row>
          <table:table-cell table:style-name="Таблица3.A1" office:value-type="string">
            <text:p text:style-name="P25"><text:span text:style-name="Мнемоника">ENABLE_NESTED_INTERRUPTS</text:span></text:p>
          </table:table-cell>
          <table:table-cell table:style-name="Таблица3.A1" office:value-type="string">
            <text:p text:style-name="P30"><text:span text:style-name="Мнемоника">&lt;None&gt;</text:span></text:p>
          </table:table-cell>
        </table:table-row>
      </table:table>
      <text:p text:style-name="Текст_20_абазца">Поскольку <text:span text:style-name="Имя_20_собственное">Cortex-M3</text:span> поддерживает вложенные прерывания на аппаратном уровне, макрос <text:span text:style-name="Мнемоника">SYS_TIMER_CRIT_SECT() </text:span>содержит создание объекта - критической секции. Соответственно, макрос <text:span text:style-name="Мнемоника">ENABLE_NESTED_INTERRUPTS</text:span> пуст. Этот макрос используется в обработчике прерываний системного таймера, если вложенные прерывания в обработчике системного таймера разрешены (конфигурационный макрос <text:span text:style-name="Мнемоника">scmRTOS_SYSTIMER_NEST_INTS_ENABLE == 1</text:span>).</text:p>
      <text:p text:style-name="P28"><text:s/>Порт не поддерживает отдельный стек для адресов возвратов, поэтому макрос <text:span text:style-name="Мнемоника">SEPARATE_RETURN_STACK</text:span> равен нулю.</text:p>
      <text:h text:style-name="P29" text:outline-level="3">Псевдонимы типов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9"><text:span text:style-name="Мнемоника"><text:span text:style-name="T9">Название</text:span></text:span></text:p>
          </table:table-cell>
          <table:table-cell table:style-name="Таблица4.A1" office:value-type="string">
            <text:p text:style-name="P23"><text:span text:style-name="Мнемоника"><text:span text:style-name="T9">Значение</text:span></text:span></text:p>
          </table:table-cell>
        </table:table-row>
        <table:table-row>
          <table:table-cell table:style-name="Таблица4.A1" office:value-type="string">
            <text:p text:style-name="P18"><text:span text:style-name="Мнемоника">stack_item_t</text:span></text:p>
          </table:table-cell>
          <table:table-cell table:style-name="Таблица4.A1" office:value-type="string">
            <text:p text:style-name="P22"><text:span text:style-name="Мнемоника">uint32_t</text:span></text:p>
          </table:table-cell>
        </table:table-row>
        <table:table-row>
          <table:table-cell table:style-name="Таблица4.A1" office:value-type="string">
            <text:p text:style-name="P20"><text:span text:style-name="Мнемоника"><text:span text:style-name="T10">status_reg_t</text:span></text:span></text:p>
          </table:table-cell>
          <table:table-cell table:style-name="Таблица4.A1" office:value-type="string">
            <text:p text:style-name="P22"><text:span text:style-name="Мнемоника">uint32_t</text:span></text:p>
          </table:table-cell>
        </table:table-row>
      </table:table>
      <text:h text:style-name="Heading_20_3" text:outline-level="3">Пользовательские типы</text:h>
      <text:p text:style-name="P24">Класс-«обёртка» критической секции – см «<text:span text:style-name="Ссылка_20_на_20_название"><text:sequence-ref text:reference-format="text" text:ref-name="refЛистинг0">Листинг 1 – TCritSect</text:sequence-ref></text:span>». <text:span text:style-name="T12">Тут никаких нюансов нет, всё достаточно прозрачно – в конструкторе сохраняется состояние статусного регистра, который помимо всего прочего и управляет прерываниями, затем прерывания запрещаются, в деструкторе – значение статусного <text:s/>регистра восстанавливается. Таким образом, от точки создания объекта и до точки уничтожения прерывания процессора оказываются запрещёнными.</text:span></text:p>
      <text:list xml:id="list996004567142171508" text:style-name="WW8Num5">
        <text:list-item>
          <text:p text:style-name="P33"><text:soft-page-break/>class TCritSect</text:p>
        </text:list-item>
        <text:list-item>
          <text:p text:style-name="P33">{</text:p>
        </text:list-item>
        <text:list-item>
          <text:p text:style-name="P33">public:</text:p>
        </text:list-item>
        <text:list-item>
          <text:p text:style-name="P33"><text:s text:c="4"/>INLINE TCritSect () </text:p>
        </text:list-item>
        <text:list-item>
          <text:p text:style-name="P33"><text:s text:c="8"/>: StatusReg(__get_interrupt_state()) { __disable_interrupt(); }</text:p>
        </text:list-item>
        <text:list-item>
          <text:p text:style-name="P33"><text:s text:c="4"/>INLINE ~TCritSect() { __set_interrupt_state(StatusReg); }</text:p>
        </text:list-item>
        <text:list-item>
          <text:p text:style-name="P33"/>
        </text:list-item>
        <text:list-item>
          <text:p text:style-name="P33">private:</text:p>
        </text:list-item>
        <text:list-item>
          <text:p text:style-name="P33"><text:s text:c="4"/>status_reg_t StatusReg;</text:p>
        </text:list-item>
        <text:list-item>
          <text:p text:style-name="P33">};</text:p>
        </text:list-item>
      </text:list>
      <text:p text:style-name="Название_20_объекта"><text:span text:style-name="НазваниеОбъекта"><text:span text:style-name="T12">Листинг </text:span></text:span><text:span text:style-name="НазваниеОбъекта"><text:span text:style-name="T11"><text:sequence text:ref-name="refЛистинг0" text:name="Листинг" text:formula="ooow:Листинг+1" style:num-format="1">1</text:sequence></text:span></text:span><text:span text:style-name="НазваниеОбъекта"><text:span text:style-name="T11"> </text:span></text:span><text:span text:style-name="T11">– </text:span><text:span text:style-name="T13">TCritSect</text:span></text:p>
      <text:p text:style-name="P20"><text:span text:style-name="T12">Класс-«обёртка»</text:span><text:span text:style-name="Мнемоника"><text:span text:style-name="T10"> TISRW </text:span></text:span>предназначен для упрощения определения обработчиков прерываний, в которых используются сервисы ОС, см «<text:span text:style-name="Ссылка_20_на_20_название"><text:sequence-ref text:reference-format="text" text:ref-name="refЛистинг1">Листинг 2 – TISRW</text:sequence-ref></text:span>».</text:p>
      <text:list xml:id="list173504964344140" text:continue-list="list996004567142171508" text:style-name="WW8Num5">
        <text:list-item text:start-value="1">
          <text:p text:style-name="Исходный_20_код">class TISRW <text:s text:c="47"/></text:p>
        </text:list-item>
        <text:list-item>
          <text:p text:style-name="Исходный_20_код">{ <text:s text:c="57"/></text:p>
        </text:list-item>
        <text:list-item>
          <text:p text:style-name="Исходный_20_код">public: <text:s text:c="51"/></text:p>
        </text:list-item>
        <text:list-item>
          <text:p text:style-name="Исходный_20_код"><text:s text:c="4"/>INLINE <text:s/>TISRW() <text:s/>{ isr_enter(); } <text:s text:c="21"/></text:p>
        </text:list-item>
        <text:list-item>
          <text:p text:style-name="Исходный_20_код"><text:s text:c="4"/>INLINE <text:s/>~TISRW() { isr_exit(); <text:s/>} <text:s text:c="21"/></text:p>
        </text:list-item>
        <text:list-item>
          <text:p text:style-name="Исходный_20_код"><text:s text:c="59"/></text:p>
        </text:list-item>
        <text:list-item>
          <text:p text:style-name="Исходный_20_код">private: <text:s text:c="50"/></text:p>
        </text:list-item>
        <text:list-item>
          <text:p text:style-name="Исходный_20_код"><text:s text:c="4"/>//-----------------------------------------------------</text:p>
        </text:list-item>
        <text:list-item>
          <text:p text:style-name="Исходный_20_код"><text:s text:c="4"/>INLINE void isr_enter() <text:s text:c="31"/></text:p>
        </text:list-item>
        <text:list-item>
          <text:p text:style-name="Исходный_20_код"><text:s text:c="4"/>{ <text:s text:c="53"/></text:p>
        </text:list-item>
        <text:list-item>
          <text:p text:style-name="Исходный_20_код"><text:s text:c="8"/>TCritSect cs;</text:p>
        </text:list-item>
        <text:list-item>
          <text:p text:style-name="Исходный_20_код"><text:s text:c="8"/>Kernel.ISR_NestCount++; <text:s text:c="27"/></text:p>
        </text:list-item>
        <text:list-item>
          <text:p text:style-name="Исходный_20_код"><text:s text:c="4"/>} <text:s text:c="53"/></text:p>
        </text:list-item>
        <text:list-item>
          <text:p text:style-name="Исходный_20_код"><text:s text:c="4"/>//-----------------------------------------------------</text:p>
        </text:list-item>
        <text:list-item>
          <text:p text:style-name="Исходный_20_код"><text:s text:c="4"/>INLINE void isr_exit() <text:s text:c="32"/></text:p>
        </text:list-item>
        <text:list-item>
          <text:p text:style-name="Исходный_20_код"><text:s text:c="4"/>{ <text:s text:c="53"/></text:p>
        </text:list-item>
        <text:list-item>
          <text:p text:style-name="Исходный_20_код"><text:s text:c="8"/>TCritSect cs;</text:p>
        </text:list-item>
        <text:list-item>
          <text:p text:style-name="Исходный_20_код"><text:s text:c="8"/>if(--Kernel.ISR_NestCount) return; <text:s text:c="16"/></text:p>
        </text:list-item>
        <text:list-item>
          <text:p text:style-name="Исходный_20_код"><text:s text:c="8"/>Kernel.sched_isr(); <text:s text:c="31"/></text:p>
        </text:list-item>
        <text:list-item>
          <text:p text:style-name="Исходный_20_код"><text:s text:c="4"/>} <text:s text:c="53"/></text:p>
        </text:list-item>
        <text:list-item>
          <text:p text:style-name="Исходный_20_код"><text:s text:c="4"/>//-----------------------------------------------------</text:p>
        </text:list-item>
        <text:list-item>
          <text:p text:style-name="Исходный_20_код">}; <text:s text:c="56"/></text:p>
        </text:list-item>
      </text:list>
      <text:p text:style-name="P21"><text:span text:style-name="НазваниеОбъекта"><text:span text:style-name="T10">Листинг </text:span></text:span><text:span text:style-name="НазваниеОбъекта"><text:span text:style-name="T11"><text:sequence text:ref-name="refЛистинг1" text:name="Листинг" text:formula="ooow:Листинг+1" style:num-format="1">2</text:sequence></text:span></text:span><text:span text:style-name="НазваниеОбъекта"><text:span text:style-name="T11"> –</text:span></text:span><text:span text:style-name="Мнемоника"><text:span text:style-name="T11"> </text:span></text:span><text:span text:style-name="Мнемоника"><text:span text:style-name="T13">TISRW</text:span></text:span></text:p>
      <text:p text:style-name="P4">Использование: в обработчике прерываний объект этого класса должен быть объявлен до первого использования любого средства межпроцессного взаимодействия.</text:p>
      <text:p text:style-name="P4">В деструкторе объекта, который будет вызван при выходе из обработчика прерываний, вызывается планировщик, который при необходимости произведёт перепланирование процессов, и если в обработчике прерываний возникло событие, которое требует передачи управления соответствующему процессу для обработки, то этот процесс будет переведён в готовые к выполнению и произведено (по возможности) переключение контекстов.</text:p>
      <text:p text:style-name="Текст_20_абазца"><text:span text:style-name="T8">Порт </text:span><text:span text:style-name="Имя_20_собственное">Cortex-M3/IAR</text:span><text:span text:style-name="T3"> </text:span><text:span text:style-name="T8">использует отдельный стек для прерываний, то есть при входе в обработчик прерывания происходит переключение на отдельный стек. Такой </text:span><text:soft-page-break/><text:span text:style-name="T8">подход даёт экономию стеков процессов, т. к. в этом случае не нужно в стеках </text:span><text:span text:style-name="T3">процесcов</text:span><text:span text:style-name="T8"> резервировать пространство для работы обработчиков прерываний. В качестве области памяти, выделенной под стек прерываний, используется память, которая была стеком до старта ОС. Реализация этой возможности выполняется аппаратно ядром </text:span><text:span text:style-name="Имя_20_собственное">Cortex-M3</text:span><text:span text:style-name="T3">.</text:span></text:p>
      <text:p text:style-name="Текст_20_абазца"><text:span text:style-name="T8">Второй вариант — когда прерывания используют стеки процессов — не реализован в порте. Поэтому </text:span><text:span text:style-name="Мнемоника">TISRW_SS</text:span><text:span text:style-name="T3"> </text:span><text:span text:style-name="T8">и </text:span><text:span text:style-name="Мнемоника">TISRW</text:span> являются синонимами:</text:p>
      <text:list xml:id="list173504438227738" text:continue-list="list173504964344140" text:style-name="WW8Num5">
        <text:list-item text:start-value="1">
          <text:p text:style-name="Исходный_20_код">#define TISRW_SS TISRW</text:p>
        </text:list-item>
      </text:list>
      <text:p text:style-name="P21"><text:span text:style-name="НазваниеОбъекта"><text:span text:style-name="T10">Листинг </text:span></text:span><text:span text:style-name="НазваниеОбъекта"><text:span text:style-name="T11"><text:sequence text:ref-name="refЛистинг2" text:name="Листинг" text:formula="ooow:Листинг+1" style:num-format="1">3</text:sequence></text:span></text:span><text:span text:style-name="НазваниеОбъекта"><text:span text:style-name="T11"> –</text:span></text:span><text:span text:style-name="Мнемоника"><text:span text:style-name="T11"> </text:span></text:span><text:span text:style-name="Мнемоника"><text:span text:style-name="T13">TISRW_SS</text:span></text:span></text:p>
      <text:h text:style-name="Heading_20_3" text:outline-level="3">Системный таймер</text:h>
      <text:p text:style-name="Текст_20_абазца">Поскольку в спецификацию ядра <text:span text:style-name="Имя_20_собственное">Cortex</text:span><text:span text:style-name="Имя_20_собственное"><text:span text:style-name="T8">-</text:span></text:span><text:span text:style-name="Имя_20_собственное">M</text:span><text:span text:style-name="Имя_20_собственное"><text:span text:style-name="T8">3 </text:span></text:span>включен, в том числе и системный таймер <text:span text:style-name="Мнемоника">SysTick</text:span>, то его настройка выполняется портом. На уровне приложения пользователь определяет только частоту клока, подаваемого на таймер, и желаемую частоту таймерного прерывания. Это делается макросами <text:span text:style-name="Мнемоника">SYSTICKFREQ</text:span> и <text:span text:style-name="Мнемоника">SYSTICKINTRATE</text:span> в файле <text:span text:style-name="Мнемоника">scmRTOS</text:span><text:span text:style-name="Мнемоника"><text:span text:style-name="T8">_</text:span></text:span><text:span text:style-name="Мнемоника">TARGET</text:span><text:span text:style-name="Мнемоника"><text:span text:style-name="T8">_</text:span></text:span><text:span text:style-name="Мнемоника">CFG</text:span><text:span text:style-name="Мнемоника"><text:span text:style-name="T8">.</text:span></text:span><text:span text:style-name="Мнемоника">h</text:span>:</text:p>
      <text:list xml:id="list173505829063806" text:continue-list="list173504438227738" text:style-name="WW8Num5">
        <text:list-item text:start-value="1">
          <text:p text:style-name="Исходный_20_код">#define SYSTICKFREQ <text:s text:c="4"/>72000000</text:p>
        </text:list-item>
        <text:list-item>
          <text:p text:style-name="Исходный_20_код">#define SYSTICKINTRATE <text:s/>1000</text:p>
        </text:list-item>
      </text:list>
      <text:p text:style-name="P21"><text:span text:style-name="НазваниеОбъекта"><text:span text:style-name="T10">Листинг </text:span></text:span><text:span text:style-name="НазваниеОбъекта"><text:span text:style-name="T10"><text:sequence text:ref-name="refЛистинг3" text:name="Листинг" text:formula="ooow:Листинг+1" style:num-format="1">4</text:sequence></text:span></text:span><text:span text:style-name="НазваниеОбъекта"><text:span text:style-name="T10"> –</text:span></text:span><text:span text:style-name="Мнемоника"><text:span text:style-name="T12"> </text:span></text:span><text:span text:style-name="Мнемоника"><text:span text:style-name="T14">Задание частоты системного таймера</text:span></text:span></text:p>
      <text:h text:style-name="Heading_20_3" text:outline-level="3">Порядок приоритетов</text:h>
      <text:p text:style-name="Текст_20_абазца"><text:span text:style-name="T8">Порт </text:span><text:span text:style-name="Имя_20_собственное">Cortex-M3/IAR</text:span><text:span text:style-name="T8"> поддерживает как прямой, так и обратный порядок приоритетов процессов. Но в силу того, что ядро имеет аппаратные средства поиска первого ненулевого бита в двоичном слове, то предпочтительным (в плане быстродействия и размера кода) является обратный порядок приоритетов, т.е. при конфигурировании системы (файл </text:span><text:span text:style-name="Мнемоника">scmRTOS_CONFIG.h</text:span><text:span text:style-name="T8">) необходимо указать:</text:span></text:p>
      <text:list xml:id="list173505491643280" text:continue-list="list173505829063806" text:style-name="WW8Num5">
        <text:list-item text:start-value="1">
          <text:p text:style-name="Исходный_20_код">#define scmRTOS_PRIORITY_ORDER <text:s/>1</text:p>
        </text:list-item>
      </text:list>
      <text:p text:style-name="P21"><text:span text:style-name="НазваниеОбъекта"><text:span text:style-name="T10">Листинг </text:span></text:span><text:span text:style-name="НазваниеОбъекта"><text:span text:style-name="T10"><text:sequence text:ref-name="refЛистинг4" text:name="Листинг" text:formula="ooow:Листинг+1" style:num-format="1">5</text:sequence></text:span></text:span><text:span text:style-name="НазваниеОбъекта"><text:span text:style-name="T10"> –</text:span></text:span><text:span text:style-name="Мнемоника"><text:span text:style-name="T12"> </text:span></text:span><text:span text:style-name="Мнемоника"><text:span text:style-name="T14">Задание порядка приоритетов</text:span></text:span></text:p>
      <text:h text:style-name="Heading_20_3" text:outline-level="3"><text:soft-page-break/>Передача управления на основе программного прерывания</text:h>
      <text:p text:style-name="Текст_20_абазца"><text:span text:style-name="T8">Это единственный предусмотренный в порте вариант, поскольку ядро </text:span><text:span text:style-name="Имя_20_собственное">Cortex-M3</text:span><text:span text:style-name="T8"> <text:s/>имеет специальное прерывание для этого, и вариант с прямой передачей управления не имеет никаких преимуществ. В порте определёна функция обработки прерываний </text:span><text:span text:style-name="Мнемоника">PendSV_Handler()</text:span><text:span text:style-name="T8">, реализованная на ассемблере, которая и производит переключение контекстов.</text:span></text:p>
      <text:h text:style-name="Heading_20_2" text:outline-level="2">Пример настройки проекта</text:h>
      <text:p text:style-name="P4">Проект должен содержать три конфигурационных файла для настройки порта и указания используемых возможностей операционной системы и её расширений:</text:p>
      <text:list xml:id="list7104818511412758952" text:style-name="L1">
        <text:list-item>
          <text:p text:style-name="P36">scmRTOS_CONFIG.h;</text:p>
        </text:list-item>
        <text:list-item>
          <text:p text:style-name="P36">scmRTOS_TARGET_CFG.h;</text:p>
        </text:list-item>
        <text:list-item>
          <text:p text:style-name="P36">scmRTOS_extensions.h</text:p>
        </text:list-item>
      </text:list>
      <text:p text:style-name="Текст_20_абазца">Код конфигурационного файла<text:note text:id="ftn2" text:note-class="footnote"><text:note-citation>1</text:note-citation><text:note-body><text:p text:style-name="Footnote"><text:s/><text:span text:style-name="T8">Только значимая часть, без комментариев, «шапок», </text:span><text:span text:style-name="T3">code guard'</text:span><text:span text:style-name="T8">ов и прочего.</text:span></text:p></text:note-body></text:note> <text:span text:style-name="Мнемоника">scmRTOS_CONFIG.h</text:span><text:span text:style-name="T3"> – </text:span>см «<text:span text:style-name="Ссылка_20_на_20_название"><text:sequence-ref text:reference-format="text" text:ref-name="refЛистинг5">Листинг 6 – scmRTOS_CONFIG.h</text:sequence-ref></text:span>».</text:p>
      <text:list xml:id="list173505084147813" text:continue-list="list173505491643280" text:style-name="WW8Num5">
        <text:list-item text:start-value="1">
          <text:p text:style-name="P34">#ifndef __IAR_SYSTEMS_ASM__</text:p>
        </text:list-item>
        <text:list-item>
          <text:p text:style-name="P34"><text:bookmark-start text:name="__RefNumPara__1418_2067121348"/>typedef uint16_t <text:s text:c="5"/>timeout_t;<text:bookmark-end text:name="__RefNumPara__1418_2067121348"/></text:p>
        </text:list-item>
        <text:list-item>
          <text:p text:style-name="P34"><text:bookmark-start text:name="__RefNumPara__1420_2067121348"/>typedef uint_fast32_t tick_count_t;<text:bookmark-end text:name="__RefNumPara__1420_2067121348"/></text:p>
        </text:list-item>
        <text:list-item>
          <text:p text:style-name="P34">#endif // __IAR_SYSTEMS_ASM__</text:p>
        </text:list-item>
        <text:list-item>
          <text:p text:style-name="P34"/>
        </text:list-item>
        <text:list-item>
          <text:p text:style-name="P34"><text:bookmark-start text:name="__RefNumPara__1512_2067121348"/>#include &lt;stdint.h&gt;<text:bookmark-end text:name="__RefNumPara__1512_2067121348"/></text:p>
        </text:list-item>
        <text:list-item>
          <text:p text:style-name="P34"/>
        </text:list-item>
        <text:list-item>
          <text:p text:style-name="P34"><text:bookmark-start text:name="__RefNumPara__1422_2067121348"/>#define scmRTOS_PROCESS_COUNT <text:s text:c="19"/>3<text:bookmark-end text:name="__RefNumPara__1422_2067121348"/></text:p>
        </text:list-item>
        <text:list-item>
          <text:p text:style-name="P34"><text:bookmark-start text:name="__RefNumPara__1424_2067121348"/>#define scmRTOS_SYSTIMER_NEST_INTS_ENABLE <text:s text:c="7"/>1<text:bookmark-end text:name="__RefNumPara__1424_2067121348"/></text:p>
        </text:list-item>
        <text:list-item>
          <text:p text:style-name="P34"><text:bookmark-start text:name="__RefNumPara__1426_2067121348"/>#define scmRTOS_SYSTEM_TICKS_ENABLE <text:s text:c="13"/>1<text:bookmark-end text:name="__RefNumPara__1426_2067121348"/></text:p>
        </text:list-item>
        <text:list-item>
          <text:p text:style-name="P34"><text:bookmark-start text:name="__RefNumPara__1430_2067121348"/>#define scmRTOS_SYSTIMER_HOOK_ENABLE <text:s text:c="12"/>1<text:bookmark-end text:name="__RefNumPara__1430_2067121348"/></text:p>
        </text:list-item>
        <text:list-item>
          <text:p text:style-name="P34"><text:bookmark-start text:name="__RefNumPara__1428_2067121348"/>#define scmRTOS_IDLE_HOOK_ENABLE <text:s text:c="16"/>1<text:bookmark-end text:name="__RefNumPara__1428_2067121348"/></text:p>
        </text:list-item>
        <text:list-item>
          <text:p text:style-name="P34">#define scmRTOS_IDLE_PROCESS_STACK_SIZE <text:s text:c="5"/>(50 * sizeof(stack_item_t))</text:p>
        </text:list-item>
        <text:list-item>
          <text:p text:style-name="P34"><text:bookmark-start text:name="__RefNumPara__1364_157047867"/>#define scmRTOS_PRIORITY_ORDER <text:s text:c="18"/>1<text:bookmark-end text:name="__RefNumPara__1364_157047867"/></text:p>
        </text:list-item>
        <text:list-item>
          <text:p text:style-name="P34"><text:bookmark-start text:name="__RefNumPara__1432_2067121348"/>#define scmRTOS_CONTEXT_SWITCH_USER_HOOK_ENABLE <text:s/>0<text:bookmark-end text:name="__RefNumPara__1432_2067121348"/></text:p>
        </text:list-item>
        <text:list-item>
          <text:p text:style-name="P34"><text:bookmark-start text:name="__RefNumPara__1367_157047867"/>#define scmRTOS_DEBUG_ENABLE <text:s text:c="20"/><text:span text:style-name="T8">0</text:span><text:bookmark-end text:name="__RefNumPara__1367_157047867"/></text:p>
        </text:list-item>
        <text:list-item>
          <text:p text:style-name="P34"><text:bookmark-start text:name="__RefNumPara__1510_2067121348"/>#define scmRTOS_PROCESS_RESTART_ENABLE <text:s text:c="10"/>0<text:bookmark-end text:name="__RefNumPara__1510_2067121348"/></text:p>
        </text:list-item>
      </text:list>
      <text:p text:style-name="P21"><text:span text:style-name="НазваниеОбъекта"><text:span text:style-name="T10">Листинг </text:span></text:span><text:span text:style-name="НазваниеОбъекта"><text:span text:style-name="T11"><text:sequence text:ref-name="refЛистинг5" text:name="Листинг" text:formula="ooow:Листинг+1" style:num-format="1">6</text:sequence></text:span></text:span><text:span text:style-name="НазваниеОбъекта"><text:span text:style-name="T11"> – scmRTOS_CONFIG.h</text:span></text:span></text:p>
      <text:p text:style-name="P4">Вышеприведённый файл определяет два псевдонима встроенных типов – для переменных тайм-аутов <text:bookmark-ref text:reference-format="number" text:ref-name="__RefNumPara__1418_2067121348">{2}</text:bookmark-ref> и для счётчика тиков системного таймера <text:bookmark-ref text:reference-format="number" text:ref-name="__RefNumPara__1420_2067121348">{3}</text:bookmark-ref>, число <text:soft-page-break/>пользовательских процессов в количестве <text:span text:style-name="T3">3</text:span> <text:bookmark-ref text:reference-format="number" text:ref-name="__RefNumPara__1422_2067121348">{8}</text:bookmark-ref>, разрешает вложенные прерывания в обработчике прерываний<text:span text:style-name="T3"> </text:span>системного таймера <text:bookmark-ref text:reference-format="number" text:ref-name="__RefNumPara__1424_2067121348">{9}</text:bookmark-ref>, разрешает функцию системного времени – счётчик тиков системного таймера <text:bookmark-ref text:reference-format="number" text:ref-name="__RefNumPara__1426_2067121348">{10}</text:bookmark-ref>, разрешает пользовательские хуки системного таймера и фонового процесса системы (<text:span text:style-name="Мнемоника">IdleProc</text:span>) <text:bookmark-ref text:reference-format="number" text:ref-name="__RefNumPara__1430_2067121348">{11}</text:bookmark-ref>, <text:bookmark-ref text:reference-format="number" text:ref-name="__RefNumPara__1428_2067121348">{12}</text:bookmark-ref>, а пользовательский хук при переключении контекстов не разрешён <text:bookmark-ref text:reference-format="number" text:ref-name="__RefNumPara__1432_2067121348">{15}</text:bookmark-ref>, порядок следования приоритетов – обратный (<text:span text:style-name="Мнемоника">prIDLE</text:span><text:span text:style-name="T3"> </text:span>равно <text:span text:style-name="Мнемоника">0</text:span>, <text:span text:style-name="Мнемоника">pr3</text:span><text:span text:style-name="T3"> – </text:span><text:span text:style-name="Мнемоника">1, pr2</text:span><text:span text:style-name="Мнемоника"><text:span text:style-name="T3"> – 2</text:span></text:span><text:span text:style-name="Мнемоника"> </text:span>и т. д.)<text:bookmark-ref text:reference-format="number" text:ref-name="__RefNumPara__1364_157047867">{14}</text:bookmark-ref>. <text:s/>Отладочные средства отключены <text:bookmark-ref text:reference-format="number" text:ref-name="__RefNumPara__1367_157047867">{16}</text:bookmark-ref>, рестарт процессов отключен <text:bookmark-ref text:reference-format="number" text:ref-name="__RefNumPara__1510_2067121348">{17}</text:bookmark-ref>. Также указано подключение заголовочного файла с объявлениями стандартных целочисленных типов <text:bookmark-ref text:reference-format="number" text:ref-name="__RefNumPara__1512_2067121348">{6}</text:bookmark-ref>.</text:p>
      <text:p text:style-name="Текст_20_абазца">Файл <text:span text:style-name="Мнемоника">scmRTOS_TARGET_CFG.h</text:span><text:span text:style-name="T3"> </text:span>содержит код ОС, зависящий от требований конкретного проекта. Его содержимое – см «<text:span text:style-name="Ссылка_20_на_20_название"><text:sequence-ref text:reference-format="text" text:ref-name="refЛистинг6">Листинг 7 – scmRTOS_TARGET_CFG.h</text:sequence-ref></text:span>».</text:p>
      <text:list xml:id="list173505863958776" text:continue-list="list173505084147813" text:style-name="WW8Num5">
        <text:list-item text:start-value="1">
          <text:p text:style-name="P35"><text:soft-page-break/>// Define SysTick clock frequency and its interrupt rate in Hz.</text:p>
        </text:list-item>
        <text:list-item>
          <text:p text:style-name="P35"><text:bookmark-start text:name="__RefNumPara__3183_157047867"/>#define SYSTICKFREQ <text:s text:c="4"/>72000000<text:bookmark-end text:name="__RefNumPara__3183_157047867"/></text:p>
        </text:list-item>
        <text:list-item>
          <text:p text:style-name="P35"><text:bookmark-start text:name="__RefNumPara__3185_157047867"/>#define SYSTICKINTRATE <text:s/>1000<text:bookmark-end text:name="__RefNumPara__3185_157047867"/></text:p>
        </text:list-item>
        <text:list-item>
          <text:p text:style-name="P35"/>
        </text:list-item>
        <text:list-item>
          <text:p text:style-name="P35">//--------------------------------------------------------------------</text:p>
        </text:list-item>
        <text:list-item>
          <text:p text:style-name="P35">// Definitions for some processor registers in order to not include</text:p>
        </text:list-item>
        <text:list-item>
          <text:p text:style-name="P35">// specific header file for various Cortex-M3 processor derivatives.</text:p>
        </text:list-item>
        <text:list-item>
          <text:p text:style-name="P35"><text:bookmark-start text:name="__RefNumPara__3187_157047867"/>#define CPU_ICSR <text:s text:c="11"/>( ( volatile uint32_t *) 0xE000ED04 )<text:bookmark-end text:name="__RefNumPara__3187_157047867"/></text:p>
        </text:list-item>
        <text:list-item>
          <text:p text:style-name="P35"><text:bookmark-start text:name="__RefNumPara__3189_157047867"/>#define CPU_SYSTICKCSR <text:s text:c="5"/>( ( volatile uint32_t *) 0xE000E010 )<text:bookmark-end text:name="__RefNumPara__3189_157047867"/></text:p>
        </text:list-item>
        <text:list-item>
          <text:p text:style-name="P35"><text:bookmark-start text:name="__RefNumPara__3191_157047867"/>#define CPU_SYSTICKCSR_EINT 0x02<text:bookmark-end text:name="__RefNumPara__3191_157047867"/></text:p>
        </text:list-item>
        <text:list-item>
          <text:p text:style-name="P35"><text:s/></text:p>
        </text:list-item>
        <text:list-item>
          <text:p text:style-name="P35">#ifndef __IAR_SYSTEMS_ASM__</text:p>
        </text:list-item>
        <text:list-item>
          <text:p text:style-name="P35">//--------------------------------------------------------------------</text:p>
        </text:list-item>
        <text:list-item>
          <text:p text:style-name="P35">//</text:p>
        </text:list-item>
        <text:list-item>
          <text:p text:style-name="P35">// <text:s text:c="6"/>System Timer stuff</text:p>
        </text:list-item>
        <text:list-item>
          <text:p text:style-name="P35">//</text:p>
        </text:list-item>
        <text:list-item>
          <text:p text:style-name="P35">//</text:p>
        </text:list-item>
        <text:list-item>
          <text:p text:style-name="P35">namespace OS</text:p>
        </text:list-item>
        <text:list-item>
          <text:p text:style-name="P35">{</text:p>
        </text:list-item>
        <text:list-item>
          <text:p text:style-name="P35">// SysTick interrupt handler.</text:p>
        </text:list-item>
        <text:list-item>
          <text:p text:style-name="P35">extern "C" void SysTick_Handler();</text:p>
        </text:list-item>
        <text:list-item>
          <text:p text:style-name="P35">}</text:p>
        </text:list-item>
        <text:list-item>
          <text:p text:style-name="P35"/>
        </text:list-item>
        <text:list-item>
          <text:p text:style-name="P35"><text:bookmark-start text:name="__RefNumPara__3193_157047867"/>#define LOCK_SYSTEM_TIMER() <text:s text:c="3"/>(*CPU_SYSTICKCSR &amp;= ~CPU_SYSTICKCSR_EINT)<text:bookmark-end text:name="__RefNumPara__3193_157047867"/></text:p>
        </text:list-item>
        <text:list-item>
          <text:p text:style-name="P35"><text:bookmark-start text:name="__RefNumPara__3195_157047867"/>#define UNLOCK_SYSTEM_TIMER() <text:s/>(*CPU_SYSTICKCSR |= <text:s/>CPU_SYSTICKCSR_EINT)<text:bookmark-end text:name="__RefNumPara__3195_157047867"/></text:p>
        </text:list-item>
        <text:list-item>
          <text:p text:style-name="P35"/>
        </text:list-item>
        <text:list-item>
          <text:p text:style-name="P35">//--------------------------------------------------------------------</text:p>
        </text:list-item>
        <text:list-item>
          <text:p text:style-name="P35">//</text:p>
        </text:list-item>
        <text:list-item>
          <text:p text:style-name="P35">// <text:s text:c="6"/>Context Switch ISR stuff</text:p>
        </text:list-item>
        <text:list-item>
          <text:p text:style-name="P35">//</text:p>
        </text:list-item>
        <text:list-item>
          <text:p text:style-name="P35">//</text:p>
        </text:list-item>
        <text:list-item>
          <text:p text:style-name="P35">namespace OS</text:p>
        </text:list-item>
        <text:list-item>
          <text:p text:style-name="P35">{</text:p>
        </text:list-item>
        <text:list-item>
          <text:p text:style-name="P35">#if scmRTOS_IDLE_HOOK_ENABLE == 1</text:p>
        </text:list-item>
        <text:list-item>
          <text:p text:style-name="P35"><text:s text:c="4"/>void idle_process_user_hook();</text:p>
        </text:list-item>
        <text:list-item>
          <text:p text:style-name="P35">#endif</text:p>
        </text:list-item>
        <text:list-item>
          <text:p text:style-name="P35"/>
        </text:list-item>
        <text:list-item>
          <text:p text:style-name="P35">#if scmRTOS_CONTEXT_SWITCH_SCHEME == 1</text:p>
        </text:list-item>
        <text:list-item>
          <text:p text:style-name="P35"/>
        </text:list-item>
        <text:list-item>
          <text:p text:style-name="P35"><text:bookmark-start text:name="__RefNumPara__3197_157047867"/><text:s text:c="4"/>INLINE void raise_context_switch() { *CPU_ICSR |= 0x10000000; }<text:bookmark-end text:name="__RefNumPara__3197_157047867"/></text:p>
        </text:list-item>
        <text:list-item>
          <text:p text:style-name="P35"/>
        </text:list-item>
        <text:list-item>
          <text:p text:style-name="P35"><text:bookmark-start text:name="__RefNumPara__3199_157047867"/><text:s text:c="4"/>#define ENABLE_NESTED_INTERRUPTS()<text:bookmark-end text:name="__RefNumPara__3199_157047867"/></text:p>
        </text:list-item>
        <text:list-item>
          <text:p text:style-name="P35"><text:s text:c="4"/></text:p>
        </text:list-item>
        <text:list-item>
          <text:p text:style-name="P35"><text:s text:c="4"/>#if scmRTOS_SYSTIMER_NEST_INTS_ENABLE == 0</text:p>
        </text:list-item>
        <text:list-item>
          <text:p text:style-name="P35"><text:bookmark-start text:name="__RefNumPara__3201_157047867"/><text:s text:c="8"/>#define DISABLE_NESTED_INTERRUPTS() TCritSect cs<text:bookmark-end text:name="__RefNumPara__3201_157047867"/></text:p>
        </text:list-item>
        <text:list-item>
          <text:p text:style-name="P35"><text:s text:c="4"/>#else</text:p>
        </text:list-item>
        <text:list-item>
          <text:p text:style-name="P35"><text:bookmark-start text:name="__RefNumPara__3203_157047867"/><text:s text:c="8"/>#define DISABLE_NESTED_INTERRUPTS()<text:bookmark-end text:name="__RefNumPara__3203_157047867"/></text:p>
        </text:list-item>
        <text:list-item>
          <text:p text:style-name="P35"><text:s text:c="4"/>#endif</text:p>
        </text:list-item>
        <text:list-item>
          <text:p text:style-name="P35"/>
        </text:list-item>
        <text:list-item>
          <text:p text:style-name="P35">#else</text:p>
        </text:list-item>
        <text:list-item>
          <text:p text:style-name="P35"><text:s text:c="4"/>#error "Cortex-M3 port supports software interrupt switch method only!"</text:p>
        </text:list-item>
        <text:list-item>
          <text:p text:style-name="P35"/>
        </text:list-item>
        <text:list-item>
          <text:p text:style-name="P35">#endif // scmRTOS_CONTEXT_SWITCH_SCHEME</text:p>
        </text:list-item>
        <text:list-item>
          <text:p text:style-name="P35"/>
        </text:list-item>
        <text:list-item>
          <text:p text:style-name="P35">}</text:p>
        </text:list-item>
        <text:list-item>
          <text:p text:style-name="P35">//------------------------------------------------------------------------</text:p>
        </text:list-item>
        <text:list-item>
          <text:p text:style-name="P35">#endif // __IAR_SYSTEMS_ASM__</text:p>
        </text:list-item>
      </text:list>
      <text:p text:style-name="P21"><text:span text:style-name="НазваниеОбъекта"><text:span text:style-name="T10">Листинг </text:span></text:span><text:span text:style-name="НазваниеОбъекта"><text:span text:style-name="T11"><text:sequence text:ref-name="refЛистинг6" text:name="Листинг" text:formula="ooow:Листинг+1" style:num-format="1">7</text:sequence></text:span></text:span><text:span text:style-name="НазваниеОбъекта"><text:span text:style-name="T11"> – scmRTOS_TARGET_CFG.h</text:span></text:span></text:p>
      <text:p text:style-name="Текст_20_абазца">В начале файла задаются частота клока системного таймера <text:bookmark-ref text:reference-format="number" text:ref-name="__RefNumPara__3183_157047867">{2}</text:bookmark-ref> и желаемая частота таймерного прерывания <text:bookmark-ref text:reference-format="number" text:ref-name="__RefNumPara__3185_157047867">{3}</text:bookmark-ref>. Настройка клока для системного таймера определяется конкретным микроконтроллером с ядром <text:span text:style-name="Имя_20_собственное">Cortex-M3</text:span> и должна быть <text:soft-page-break/>выполнена пользователем до запуска <text:span text:style-name="T1">scmRTOS</text:span>. Затем идут несколько определений регистров <text:span text:style-name="Имя_20_собственное">Cortex-M3</text:span> <text:bookmark-ref text:reference-format="number" text:ref-name="__RefNumPara__3187_157047867">{8}</text:bookmark-ref><text:bookmark-ref text:reference-format="number" text:ref-name="__RefNumPara__3189_157047867">{9}</text:bookmark-ref><text:bookmark-ref text:reference-format="number" text:ref-name="__RefNumPara__3191_157047867">{10}</text:bookmark-ref>. Далее определены два макроса, которые управляют разрешением прерываний системного таймера путём манипуляции соответствующим битом разрешения прерывания системного таймера <text:bookmark-ref text:reference-format="number" text:ref-name="__RefNumPara__3193_157047867">{24}</text:bookmark-ref><text:bookmark-ref text:reference-format="number" text:ref-name="__RefNumPara__3195_157047867">{25}</text:bookmark-ref>. Для варианта передачи управления с помощью программного прерывания требуется определить функцию <text:span text:style-name="Мнемоника">raise_context_switch()</text:span> <text:bookmark-ref text:reference-format="number" text:ref-name="__RefNumPara__3197_157047867">{40}</text:bookmark-ref><text:span text:style-name="T3">, </text:span>которая активизирует соответствующее прерывание.</text:p>
      <text:p text:style-name="Текст_20_абазца">Для включения и отключения вложенных прерываний в обработчике прерывания системного таймера определёны специальные макросы. Поскольку у <text:span text:style-name="Имя_20_собственное">Cortex-M3</text:span> вложенные прерывания включены по умолчанию, макрос включения пуст <text:bookmark-ref text:reference-format="number" text:ref-name="__RefNumPara__3199_157047867">{42}</text:bookmark-ref>. Макрос же отключения вложенных прерываний варьируется в зависимости от параметра <text:span text:style-name="Мнемоника"><text:span text:style-name="T16">scmRTOS_SYSTIMER_NEST_INTS_ENABLE</text:span></text:span>: <text:bookmark-ref text:reference-format="number" text:ref-name="__RefNumPara__3201_157047867">{45}</text:bookmark-ref><text:bookmark-ref text:reference-format="number" text:ref-name="__RefNumPara__3203_157047867">{47}</text:bookmark-ref><text:span text:style-name="T15">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/>
    <style:font-face style:name="Monospace" svg:font-family="Monospace" style:font-pitch="fixed"/>
    <style:font-face style:name="Courier New1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rectangular" draw:cx="50%" draw:cy="50%" draw:start-color="#99ccff" draw:end-color="#465e75" draw:start-intensity="100%" draw:end-intensity="100%" draw:angle="0" draw:border="0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0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Mangal1" style:font-family-complex="Mangal"/>
    </style:style>
    <style:style style:name="Heading_20_1" style:display-name="Heading 1" style:family="paragraph" style:parent-style-name="Standard" style:next-style-name="Текст_20_абазца" style:default-outline-level="1" style:list-style-name="" style:class="text">
      <style:paragraph-properties fo:margin-left="0cm" fo:margin-right="0cm" fo:margin-top="1.693cm" fo:margin-bottom="0.847cm" loext:contextual-spacing="false" fo:text-align="end" style:justify-single-word="false" fo:hyphenation-ladder-count="no-limit" fo:text-indent="0cm" style:auto-text-indent="false" style:border-line-width-bottom="0.088cm 0.035cm 0.035cm" fo:padding-left="0cm" fo:padding-right="0cm" fo:padding-top="0cm" fo:padding-bottom="0.035cm" fo:border-left="none" fo:border-right="none" fo:border-top="none" fo:border-bottom="4.51pt double #000000" fo:keep-with-next="always">
        <style:tab-stops>
          <style:tab-stop style:position="14.981cm"/>
        </style:tab-stops>
      </style:paragraph-properties>
      <style:text-properties fo:font-size="36pt" fo:font-style="italic" fo:font-weight="bold" style:letter-kerning="true" style:font-size-asian="36pt" style:font-style-asian="italic" style:font-weight-asian="bold" style:font-size-complex="16pt" style:font-style-complex="italic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Текст_20_абазца" style:default-outline-level="2" style:list-style-name="" style:class="text">
      <style:paragraph-properties fo:margin-left="2.212cm" fo:margin-right="0cm" fo:margin-top="1.27cm" fo:margin-bottom="1.058cm" loext:contextual-spacing="false" fo:hyphenation-ladder-count="no-limit" fo:text-indent="-1.577cm" style:auto-text-indent="false" style:border-line-width-bottom="0.002cm 0.035cm 0.002cm" fo:padding-left="0cm" fo:padding-right="0cm" fo:padding-top="0cm" fo:padding-bottom="0.035cm" fo:border-left="none" fo:border-right="none" fo:border-top="none" fo:border-bottom="1.11pt double #000000" fo:keep-with-next="always">
        <style:tab-stops>
          <style:tab-stop style:position="2.212cm"/>
        </style:tab-stops>
      </style:paragraph-properties>
      <style:text-properties style:font-name="Arial1" fo:font-family="Arial" style:font-family-generic="swiss" style:font-pitch="variable" fo:font-size="20pt" fo:font-weight="bold" style:font-size-asian="20pt" style:font-weight-asian="bold" style:font-name-complex="Arial1" style:font-family-complex="Arial" style:font-family-generic-complex="swiss" style:font-pitch-complex="variable" style:font-size-complex="14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Текст_20_абазца" style:default-outline-level="3" style:list-style-name="" style:class="text">
      <style:paragraph-properties fo:margin-left="2.815cm" fo:margin-right="2cm" fo:margin-top="0.847cm" fo:margin-bottom="0.635cm" loext:contextual-spacing="false" fo:hyphenation-ladder-count="no-limit" fo:text-indent="-1.545cm" style:auto-text-indent="false" fo:keep-with-next="always">
        <style:tab-stops>
          <style:tab-stop style:position="2.815cm"/>
        </style:tab-stops>
      </style:paragraph-properties>
      <style:text-properties style:font-name="Arial1" fo:font-family="Arial" style:font-family-generic="swiss" style:font-pitch="variable" fo:font-size="14pt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list-style-name="" style:class="text">
      <loext:graphic-properties draw:fill="none" draw:fill-color="#99ccff"/>
      <style:paragraph-properties fo:margin-left="3.519cm" fo:margin-right="0cm" fo:margin-top="0.42cm" fo:margin-bottom="0.409cm" loext:contextual-spacing="false" fo:hyphenation-ladder-count="no-limit" fo:text-indent="-1.614cm" style:auto-text-indent="false" fo:background-color="transparent" fo:keep-with-next="always">
        <style:tab-stops>
          <style:tab-stop style:position="3.519cm"/>
        </style:tab-stops>
      </style:paragraph-properties>
      <style:text-properties fo:font-size="14pt" style:text-underline-style="solid" style:text-underline-width="auto" style:text-underline-color="font-color" fo:font-weight="bold" style:font-weight-asian="bold" style:font-size-complex="14pt" style:font-weight-complex="bold" fo:hyphenate="fals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 style:font-size-complex="11pt"/>
    </style:style>
    <style:style style:name="Предисловие" style:family="paragraph" style:parent-style-name="Standard">
      <style:paragraph-properties fo:margin-top="0.847cm" fo:margin-bottom="0.635cm" loext:contextual-spacing="false" style:border-line-width-bottom="0.088cm 0.035cm 0.035cm" fo:padding-left="0cm" fo:padding-right="0cm" fo:padding-top="0cm" fo:padding-bottom="0.035cm" fo:border-left="none" fo:border-right="none" fo:border-top="none" fo:border-bottom="4.51pt double #000000">
        <style:tab-stops>
          <style:tab-stop style:position="7.239cm"/>
        </style:tab-stops>
      </style:paragraph-properties>
      <style:text-properties fo:font-size="36pt" fo:font-style="italic" fo:font-weight="bold" style:font-size-asian="36pt" style:font-style-asian="italic" style:font-weight-asian="bold" style:font-size-complex="36pt"/>
    </style:style>
    <style:style style:name="Header" style:family="paragraph" style:parent-style-name="Standard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 fo:margin-left="0cm" fo:margin-right="0.009cm" fo:margin-top="0.423cm" fo:margin-bottom="0cm" loext:contextual-spacing="false" fo:text-align="center" style:justify-single-word="false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Текст_20_абазца" style:display-name="Текст абазца" style:family="paragraph" style:parent-style-name="Standard">
      <style:paragraph-properties fo:margin-left="0cm" fo:margin-right="0cm" fo:margin-top="0.212cm" fo:margin-bottom="0.212cm" loext:contextual-spacing="false" fo:line-height="130%" fo:text-align="justify" style:justify-single-word="false" fo:text-indent="1.501cm" style:auto-text-indent="false"/>
      <style:text-properties style:font-name="Times New Roman1" fo:font-family="'Times New Roman'" style:font-style-name="Обычный" style:font-family-generic="roman" style:font-pitch="variable" fo:font-size="12pt" style:font-size-asian="10.5pt"/>
    </style:style>
    <style:style style:name="Название_20_главы" style:display-name="Название главы" style:family="paragraph" style:parent-style-name="Heading_20_1" style:default-outline-level="" style:list-style-name="">
      <style:paragraph-properties fo:margin-left="5.027cm" fo:margin-right="0cm" fo:text-indent="0cm" style:auto-text-indent="false"/>
      <style:text-properties style:font-name="Times New Roman" fo:font-family="'Times New Roman'" style:font-family-generic="roman" style:font-pitch="variable" fo:font-size="36pt" fo:font-style="normal" style:font-size-asian="36pt" style:font-style-asian="normal" style:font-name-complex="Times New Roman" style:font-family-complex="'Times New Roman'" style:font-family-generic-complex="roman" style:font-pitch-complex="variable" style:font-style-complex="normal"/>
    </style:style>
    <style:style style:name="Марк._20_список" style:display-name="Марк. список" style:family="paragraph" style:parent-style-name="Текст_20_абазца">
      <style:paragraph-properties fo:margin-left="2.715cm" fo:margin-right="0cm" fo:margin-top="0.106cm" fo:margin-bottom="0.106cm" loext:contextual-spacing="false" fo:line-height="100%" fo:text-indent="-0.725cm" style:auto-text-indent="false">
        <style:tab-stops>
          <style:tab-stop style:position="2.715cm"/>
        </style:tab-stops>
      </style:paragraph-properties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Разделитель" style:family="paragraph" style:parent-style-name="Текст_20_абазца">
      <style:paragraph-properties fo:margin-left="0cm" fo:margin-right="0cm" fo:margin-top="1.27cm" fo:margin-bottom="0.423cm" loext:contextual-spacing="false" fo:text-align="center" style:justify-single-word="false" fo:text-indent="0cm" style:auto-text-indent="false" fo:keep-with-next="always"/>
    </style:style>
    <style:style style:name="Эпиграф" style:family="paragraph" style:parent-style-name="Текст_20_абазца">
      <style:paragraph-properties fo:margin-left="7.138cm" fo:margin-right="1.52cm" fo:line-height="100%" fo:text-indent="0cm" style:auto-text-indent="false">
        <style:tab-stops>
          <style:tab-stop style:position="7.138cm"/>
        </style:tab-stops>
      </style:paragraph-properties>
      <style:text-properties fo:font-size="11pt" fo:font-style="italic" style:font-size-asian="11pt" style:font-style-asian="italic" style:font-style-complex="italic"/>
    </style:style>
    <style:style style:name="Исходный_20_код" style:display-name="Исходный код" style:family="paragraph" style:parent-style-name="Standard" style:list-style-name="WW8Num5" style:master-page-name="">
      <loext:graphic-properties draw:fill="solid" draw:fill-color="#f3f3f3" draw:opacity="100%"/>
      <style:paragraph-properties fo:margin-left="-0.374cm" fo:margin-right="-0.007cm" fo:hyphenation-ladder-count="no-limit" fo:text-indent="0cm" style:auto-text-indent="false" style:page-number="auto" fo:background-color="#f3f3f3" style:border-line-width-left="0.002cm 0.035cm 0.002cm" style:border-line-width-right="0.002cm 0.035cm 0.002cm" fo:padding-left="0.353cm" fo:padding-right="0.353cm" fo:padding-top="0cm" fo:padding-bottom="0cm" fo:border-left="1.11pt double #000000" fo:border-right="1.11pt double #000000" fo:border-top="none" fo:border-bottom="none" style:shadow="none" fo:keep-with-next="always">
        <style:tab-stops>
          <style:tab-stop style:position="0.529cm"/>
        </style:tab-stops>
      </style:paragraph-properties>
      <style:text-properties style:font-name="Courier New" fo:font-family="'Courier New'" style:font-family-generic="modern" fo:font-size="9pt" fo:language="en" fo:country="US" style:font-size-asian="9pt" style:font-name-complex="Courier New" style:font-family-complex="'Courier New'" style:font-family-generic-complex="modern" fo:hyphenate="false" fo:hyphenation-remain-char-count="2" fo:hyphenation-push-char-count="2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.018cm" fo:margin-right="0cm" fo:margin-top="0.21cm" fo:margin-bottom="0.61cm" loext:contextual-spacing="false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Текст_20_таблицы" style:display-name="Текст таблицы" style:family="paragraph" style:parent-style-name="Текст_20_абазца">
      <style:paragraph-properties fo:margin-left="0.005cm" fo:margin-right="0cm" fo:margin-top="0cm" fo:margin-bottom="0cm" loext:contextual-spacing="false" fo:line-height="100%" fo:text-align="start" style:justify-single-word="false" fo:text-indent="0cm" style:auto-text-indent="false"/>
      <style:text-properties fo:font-size="10pt" fo:language="en" fo:country="US" style:font-size-asian="10pt"/>
    </style:style>
    <style:style style:name="Замечание_20_Текст" style:display-name="Замечание Текст" style:family="paragraph" style:parent-style-name="Текст_20_абазца">
      <style:paragraph-properties fo:margin-left="2.011cm" fo:margin-right="0.924cm" fo:line-height="120%" fo:text-indent="0cm" style:auto-text-indent="false" fo:padding="0cm" fo:border="none" style:shadow="none"/>
      <style:text-properties style:font-name="Arial1" fo:font-family="Arial" style:font-family-generic="swiss" style:font-pitch="variable" fo:font-size="10pt" fo:font-weight="bold" style:font-size-asian="10pt" style:font-weight-asian="bold" style:font-name-complex="Arial1" style:font-family-complex="Arial" style:font-family-generic-complex="swiss" style:font-pitch-complex="variable" style:font-weight-complex="bold"/>
    </style:style>
    <style:style style:name="Нум._20_список" style:display-name="Нум. список" style:family="paragraph" style:parent-style-name="Текст_20_абазца">
      <style:paragraph-properties fo:line-height="100%"/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9pt" style:font-size-asian="9pt" style:font-size-complex="9pt"/>
    </style:style>
    <style:style style:name="Перечень_20_рисунков" style:display-name="Перечень рисунков" style:family="paragraph" style:parent-style-name="Standard" style:next-style-name="Standard">
      <style:paragraph-properties fo:margin-left="0.85cm" fo:margin-right="0cm" fo:margin-top="0.212cm" fo:margin-bottom="0.212cm" loext:contextual-spacing="false" fo:text-indent="-0.85cm" style:auto-text-indent="false">
        <style:tab-stops>
          <style:tab-stop style:position="15.983cm" style:type="right" style:leader-style="dotted" style:leader-text="."/>
        </style:tab-stops>
      </style:paragraph-properties>
      <style:text-properties fo:language="zxx" fo:country="none" fo:font-weight="bold" style:language-asian="zxx" style:country-asian="none" style:font-weight-asian="bold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Указатель_20_4" style:display-name="Указатель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Указатель_20_5" style:display-name="Указатель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Указатель_20_6" style:display-name="Указатель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Указатель_20_7" style:display-name="Указатель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Указатель_20_8" style:display-name="Указатель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Указатель_20_9" style:display-name="Указатель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Обычный_20__28_веб_29_" style:display-name="Обычный (веб)" style:family="paragraph" style:parent-style-name="Standard">
      <style:paragraph-properties fo:margin-top="0.106cm" fo:margin-bottom="0.106cm" loext:contextual-spacing="false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Эпиграф-подпись" style:family="paragraph" style:parent-style-name="Эпиграф">
      <style:paragraph-properties fo:text-align="end" style:justify-single-word="false"/>
      <style:text-properties style:font-size-complex="10pt"/>
    </style:style>
    <style:style style:name="Описание_20_функций-членов" style:display-name="Описание функций-членов" style:family="paragraph" style:parent-style-name="Нум._20_список"/>
    <style:style style:name="Нум.Список_20_таблицы" style:display-name="Нум.Список таблицы" style:family="paragraph" style:parent-style-name="Текст_20_абазца">
      <style:paragraph-properties fo:margin-left="0.684cm" fo:margin-right="0cm" fo:text-indent="1.501cm" style:auto-text-indent="false">
        <style:tab-stops>
          <style:tab-stop style:position="0.684cm"/>
        </style:tab-stops>
      </style:paragraph-properties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 style:font-size-complex="10pt"/>
    </style:style>
    <style:style style:name="Разделитель_20__22_звездочки_22_" style:display-name="Разделитель &quot;звездочки&quot;" style:family="paragraph" style:parent-style-name="Текст_20_абазца">
      <style:paragraph-properties fo:margin-left="0cm" fo:margin-right="0cm" fo:margin-top="0.847cm" fo:margin-bottom="0.212cm" loext:contextual-spacing="false" fo:text-align="center" style:justify-single-word="false" fo:text-indent="0cm" style:auto-text-indent="false" fo:keep-with-next="always"/>
    </style:style>
    <style:style style:name="Приложение" style:family="paragraph" style:parent-style-name="Предисловие" style:next-style-name="Текст_20_абазца">
      <style:paragraph-properties fo:text-align="end" style:justify-single-word="false" fo:hyphenation-ladder-count="no-limit" fo:keep-with-next="always">
        <style:tab-stops>
          <style:tab-stop style:position="14.981cm"/>
        </style:tab-stops>
      </style:paragraph-properties>
      <style:text-properties fo:hyphenate="false" fo:hyphenation-remain-char-count="2" fo:hyphenation-push-char-count="2"/>
    </style:style>
    <style:style style:name="Прил-е" style:family="paragraph" style:parent-style-name="Приложение" style:next-style-name="Текст_20_абазца"/>
    <style:style style:name="Продолжение_20_списка_20_2" style:display-name="Продолжение списка 2" style:family="paragraph" style:parent-style-name="Standard">
      <style:paragraph-properties fo:margin-left="0.998cm" fo:margin-right="0cm" fo:margin-top="0cm" fo:margin-bottom="0.212cm" loext:contextual-spacing="false" fo:text-indent="0cm" style:auto-text-indent="false"/>
    </style:style>
    <style:style style:name="Продолжение_20_списка_20_3" style:display-name="Продолжение списка 3" style:family="paragraph" style:parent-style-name="Standard">
      <style:paragraph-properties fo:margin-left="1.498cm" fo:margin-right="0cm" fo:margin-top="0cm" fo:margin-bottom="0.212cm" loext:contextual-spacing="false" fo:text-indent="0cm" style:auto-text-indent="false"/>
    </style:style>
    <style:style style:name="Прил.Заг2" style:family="paragraph" style:parent-style-name="Standard">
      <style:paragraph-properties fo:margin-left="3.217cm" fo:margin-right="0cm" fo:text-indent="-1.947cm" style:auto-text-indent="false"/>
      <style:text-properties style:font-name="Arial1" fo:font-family="Arial" style:font-family-generic="swiss" style:font-pitch="variable" fo:font-size="20pt" fo:font-weight="bold" style:font-size-asian="20pt" style:font-weight-asian="bold" style:font-name-complex="Arial1" style:font-family-complex="Arial" style:font-family-generic-complex="swiss" style:font-pitch-complex="variable" style:font-size-complex="20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Листинг" style:family="paragraph" style:parent-style-name="Текст_20_абазца" style:class="text">
      <style:text-properties style:font-name="Courier New1" fo:font-family="'Courier New'" style:font-family-generic="modern" style:font-pitch="fixed" fo:font-weight="bold" style:font-weight-asian="bold" style:font-weight-complex="bold"/>
    </style:style>
    <style:style style:name="Замечание_20_Top" style:display-name="Замечание Top" style:family="paragraph" style:parent-style-name="Замечание_20_Текст" style:next-style-name="Замечание_20_Текст" style:master-page-name="">
      <style:paragraph-properties fo:orphans="4" fo:widows="4" style:page-number="auto" fo:padding="0cm" fo:border-left="none" fo:border-right="none" fo:border-top="0.99pt solid #000000" fo:border-bottom="none"/>
    </style:style>
    <style:style style:name="Замечание_20_Bottom" style:display-name="Замечание Bottom" style:family="paragraph" style:parent-style-name="Замечание_20_Текст" style:next-style-name="Текст_20_абазца">
      <style:paragraph-properties fo:padding="0cm" fo:border-left="none" fo:border-right="none" fo:border-top="none" fo:border-bottom="0.99pt solid #000000"/>
    </style:style>
    <style:style style:name="Заммечание" style:family="paragraph" style:parent-style-name="Замечание_20_Текст" style:next-style-name="Текст_20_абазца">
      <style:paragraph-properties fo:padding="0.049cm" fo:border-left="none" fo:border-right="none" fo:border-top="0.99pt solid #000000" fo:border-bottom="0.99pt solid #00000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4z7" style:family="text">
      <style:text-properties style:font-name="Courier New" fo:font-family="'Courier New'" style:font-family-generic="modern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Мнемоника" style:family="text" style:parent-style-name="Основной_20_шрифт_20_абзаца">
      <style:text-properties style:font-name="Courier New" fo:font-family="'Courier New'" style:font-family-generic="modern" fo:font-size="10pt" fo:language="en" fo:country="US" fo:font-weight="bold" style:font-size-asian="10.5pt" style:font-weight-asian="bold" style:font-name-complex="Courier New" style:font-family-complex="'Courier New'" style:font-family-generic-complex="modern" style:font-size-complex="10pt" style:font-weight-complex="bold"/>
    </style:style>
    <style:style style:name="НазваниеОбъекта" style:family="text" style:parent-style-name="Основной_20_шрифт_20_абзаца">
      <style:text-properties style:font-name="Times New Roman" fo:font-family="'Times New Roman'" style:font-family-generic="roman" style:font-pitch="variable" fo:font-size="10pt" fo:font-weight="bold" style:font-size-asian="10pt" style:font-weight-asian="bold"/>
    </style:style>
    <style:style style:name="Элемент_20_предметного_20_указателя" style:display-name="Элемент предметного указателя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/>
    </style:style>
    <style:style style:name="Мнемоника_20_в_20_эл-тах_20_предметного_20_указателя" style:display-name="Мнемоника в эл-тах предметного указателя" style:family="text" style:parent-style-name="Основной_20_шрифт_20_абзаца">
      <style:text-properties style:font-name="Courier New" fo:font-family="'Courier New'" style:font-family-generic="modern" fo:font-size="8pt" style:font-size-asian="8pt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абазца_20_Знак" style:display-name="Текст абазца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Ссылка_20_на_20_название" style:display-name="Ссылка на название" style:family="text">
      <style:text-properties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Имя_20_собственное" style:display-name="Имя собственное" style:family="text">
      <style:text-properties style:font-name="Arial1" fo:font-family="Arial" style:font-family-generic="swiss" style:font-pitch="variable" fo:font-size="11pt" fo:language="en" fo:country="US" fo:font-weight="bold" style:font-size-asian="11pt" style:font-weight-asian="bold" style:font-size-complex="11pt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 text:consecutive-numbering="true">
      <text:list-level-style-number text:level="1" style:num-prefix="{" style:num-suffix="}" style:num-format="1">
        <style:list-level-properties text:list-level-position-and-space-mode="label-alignment">
          <style:list-level-label-alignment text:label-followed-by="listtab" text:list-tab-stop-position="1cm" fo:margin-left="1.40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1cm" fo:text-indent="-0.635cm" fo:margin-left="2.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8cm" fo:text-indent="-0.318cm" fo:margin-left="4.1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5cm" fo:text-indent="-0.635cm" fo:margin-left="5.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2cm" fo:text-indent="-0.635cm" fo:margin-left="6.7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9cm" fo:text-indent="-0.318cm" fo:margin-left="7.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6cm" fo:text-indent="-0.635cm" fo:margin-left="9.2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3cm" fo:text-indent="-0.635cm" fo:margin-left="10.5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cm" fo:text-indent="-0.318cm" fo:margin-left="11.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prefix="{" style:num-suffix="}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1cm" fo:text-indent="-0.635cm" fo:margin-left="2.91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4.18cm" fo:text-indent="-0.318cm" fo:margin-left="4.1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5cm" fo:text-indent="-0.635cm" fo:margin-left="5.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2cm" fo:text-indent="-0.635cm" fo:margin-left="6.72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7.99cm" fo:text-indent="-0.318cm" fo:margin-left="7.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6cm" fo:text-indent="-0.635cm" fo:margin-left="9.2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3cm" fo:text-indent="-0.635cm" fo:margin-left="10.53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1.8cm" fo:text-indent="-0.318cm" fo:margin-left="11.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ourier New" fo:language="en" fo:country="US" fo:font-style="italic" fo:font-weight="bold" style:font-style-asian="italic" style:font-weight-asian="bold" style:font-name-complex="Courier New" style:font-style-complex="italic" style:font-weight-complex="bold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1.799cm" fo:margin-bottom="1.799cm" fo:margin-left="4.001cm" fo:margin-right="1.499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99cm" style:distance-after-sep="0.199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4" style:page-usage="mirrored">
      <style:page-layout-properties fo:page-width="21.001cm" fo:page-height="29.7cm" style:num-format="1" style:print-orientation="portrait" fo:margin-top="1.799cm" fo:margin-bottom="1.799cm" fo:margin-left="4.001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0</text:page-number></text:p>
      </style:footer>
    </style:master-page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MP1">scmRTOS</text:p>
      </style:header>
      <style:footer>
        <text:p text:style-name="MP2"><text:page-number text:select-page="current">1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1">Cortex-M3/IAR</text:p>
      </style:header>
      <style:footer>
        <text:p text:style-name="MP3"><text:page-number text:select-page="current">9</text:page-number></text:p>
      </style:footer>
    </style:master-page>
    <style:master-page style:name="Footnote" style:page-layout-name="Mpm5"/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27T15:37:29.28</meta:creation-date>
    <meta:editing-duration>PT14S</meta:editing-duration>
    <meta:editing-cycles>2</meta:editing-cycles>
    <meta:generator>LibreOffice/4.4.6.3$Linux_X86_64 LibreOffice_project/40m0$Build-3</meta:generator>
    <dc:date>2015-11-13T17:35:04.025525414</dc:date>
    <dc:creator>harry  zhurov</dc:creator>
    <meta:document-statistic meta:table-count="2" meta:image-count="0" meta:object-count="0" meta:page-count="10" meta:paragraph-count="187" meta:word-count="1276" meta:character-count="11657" meta:non-whitespace-character-count="9581"/>
  </office:meta>
</office:document-meta>
</file>